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932cm" fo:margin-left="0.076cm" fo:margin-top="0cm" fo:margin-bottom="0cm" table:align="left" style:writing-mode="page"/>
    </style:style>
    <style:style style:name="Table1.A" style:family="table-column">
      <style:table-column-properties style:column-width="10.523cm"/>
    </style:style>
    <style:style style:name="Table1.B" style:family="table-column">
      <style:table-column-properties style:column-width="4.5cm"/>
    </style:style>
    <style:style style:name="Table1.C" style:family="table-column">
      <style:table-column-properties style:column-width="3.909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fo:padding="0.097cm" fo:border="0.25pt solid #000000"/>
    </style:style>
    <style:style style:name="Table1.2" style:family="table-row">
      <style:table-row-properties style:min-row-height="1.423cm" fo:keep-together="auto"/>
    </style:style>
    <style:style style:name="Table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/>
    </style:style>
    <style:style style:name="Table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/>
    </style:style>
    <style:style style:name="Table1.3" style:family="table-row">
      <style:table-row-properties style:min-row-height="1.402cm" fo:keep-together="auto"/>
    </style:style>
    <style:style style:name="Table1.A3" style:family="table-cell">
      <style:table-cell-properties fo:padding="0.097cm" fo:border-left="0.25pt solid #000000" fo:border-right="0.25pt solid #000000" fo:border-top="none" fo:border-bottom="0.25pt solid #000000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style:min-row-height="1.903cm" fo:keep-together="auto"/>
    </style:style>
    <style:style style:name="Table1.A6" style:family="table-cell">
      <style:table-cell-properties fo:padding="0.097cm" fo:border-left="0.25pt solid #000000" fo:border-right="0.25pt solid #000000" fo:border-top="none" fo:border-bottom="0.5pt solid #000000"/>
    </style:style>
    <style:style style:name="Table1.7" style:family="table-row">
      <style:table-row-properties style:min-row-height="1.716cm" fo:keep-together="auto"/>
    </style:style>
    <style:style style:name="Table1.A7" style:family="table-cell">
      <style:table-cell-properties fo:padding="0.097cm" fo:border="0.5pt solid #000000"/>
    </style:style>
    <style:style style:name="Table1.8" style:family="table-row">
      <style:table-row-properties style:min-row-height="1.443cm" fo:keep-together="auto"/>
    </style:style>
    <style:style style:name="P1" style:family="paragraph" style:parent-style-name="Standard_20__28_WW_29_">
      <style:paragraph-properties fo:text-align="center" style:justify-single-word="false"/>
    </style:style>
    <style:style style:name="P2" style:family="paragraph" style:parent-style-name="Standard_20__28_WW_29_">
      <style:text-properties fo:language="ru" fo:country="RU"/>
    </style:style>
    <style:style style:name="P3" style:family="paragraph" style:parent-style-name="Standard_20__28_WW_29_">
      <style:paragraph-properties fo:text-align="center" style:justify-single-word="false"/>
      <style:text-properties fo:language="ru" fo:country="RU"/>
    </style:style>
    <style:style style:name="P4" style:family="paragraph" style:parent-style-name="Standard_20__28_WW_29_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5" style:family="paragraph" style:parent-style-name="Standard_20__28_WW_29_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6" style:family="paragraph" style:parent-style-name="Standard_20__28_WW_29_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58%" fo:language="ru" fo:country="RU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 style:list-style-name="WWNum1">
      <style:paragraph-properties fo:margin-left="0.672cm" fo:text-indent="-0.672cm" style:auto-text-indent="false">
        <style:tab-stops>
          <style:tab-stop style:position="0cm"/>
        </style:tab-stops>
      </style:paragraph-properties>
      <style:text-properties fo:language="ru" fo:country="RU"/>
    </style:style>
    <style:style style:name="P9" style:family="paragraph" style:parent-style-name="Table_20_Contents" style:list-style-name="WWNum2">
      <style:paragraph-properties fo:margin-left="0cm" fo:text-indent="0cm" style:auto-text-indent="false">
        <style:tab-stops>
          <style:tab-stop style:position="0.699cm"/>
        </style:tab-stops>
      </style:paragraph-properties>
      <style:text-properties fo:language="ru" fo:country="RU"/>
    </style:style>
    <style:style style:name="P10" style:family="paragraph" style:parent-style-name="Table_20_Contents" style:list-style-name="WWNum2">
      <style:paragraph-properties fo:margin-left="0cm" fo:text-indent="0cm" style:auto-text-indent="false">
        <style:tab-stops>
          <style:tab-stop style:position="0.699cm"/>
          <style:tab-stop style:position="0.995cm"/>
          <style:tab-stop style:position="1.101cm"/>
        </style:tab-stops>
      </style:paragraph-properties>
      <style:text-properties fo:language="ru" fo:country="RU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 style:list-style-name="WWNum2">
      <style:paragraph-properties fo:margin-left="0cm" fo:text-indent="0cm" style:auto-text-indent="false">
        <style:tab-stops>
          <style:tab-stop style:position="0.699cm"/>
          <style:tab-stop style:position="0.995cm"/>
          <style:tab-stop style:position="1.101cm"/>
        </style:tab-stops>
      </style:paragraph-properties>
    </style:style>
    <style:style style:name="P13" style:family="paragraph" style:parent-style-name="Обычный_20__28_веб_29_">
      <style:paragraph-properties fo:margin-top="0cm" fo:margin-bottom="0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style="italic" style:font-style-asian="italic" style:font-weight-complex="bold"/>
    </style:style>
    <style:style style:name="T6" style:family="text">
      <style:text-properties fo:language="ru" fo:country="RU" fo:font-style="italic" fo:font-weight="bold" style:font-style-asian="italic" style:font-weight-asian="bold" style:font-weight-complex="bold"/>
    </style:style>
    <style:style style:name="T7" style:family="text">
      <style:text-properties style:font-name="Times New Roman Cyr" fo:language="ru" fo:country="RU" style:font-name-complex="Times New Roman Cyr1"/>
    </style:style>
    <style:style style:name="T8" style:family="text">
      <style:text-properties style:font-name="Times New Roman Cyr" fo:language="ru" fo:country="RU" style:text-underline-style="solid" style:text-underline-width="auto" style:text-underline-color="font-color" style:font-name-complex="Times New Roman Cyr1"/>
    </style:style>
    <style:style style:name="T9" style:family="text">
      <style:text-properties style:text-position="super 58%" fo:language="ru" fo:country="RU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Университет ИТМО, факультет программной инженерии и компьютерной техники</text:span><text:span text:style-name="T1"/></text:p>
      <text:p text:style-name="P1" loext:marker-style-name="T1"><text:span text:style-name="T1">Двухнедельная отчётная работа по «Информатике»: аннотация к статье</text:span><text:span text:style-name="T1"/></text:p>
      <text:p text:style-name="P1" loext:marker-style-name="T1"><text:span text:style-name="T7">Дата прошедшей лекции: </text:span><text:span text:style-name="T8">xx.xx.202x</text:span><text:span text:style-name="T7"><text:tab/>Номер прошедшей лекции</text:span><text:span text:style-name="T1">: </text:span><text:span text:style-name="T2">№xx</text:span><text:span text:style-name="T7"><text:tab/>Дата сдачи: </text:span><text:span text:style-name="T8">xx.xx.202x</text:span></text:p>
      <text:p text:style-name="P3" loext:marker-style-name="T1"/>
      <text:p text:style-name="P4"><text:span text:style-name="T1">Выполнил(а) </text:span><text:span text:style-name="T2"><text:s text:c="31"/>Тимошкин Р.В. <text:s text:c="37"/></text:span><text:span text:style-name="T1">, № группы </text:span><text:span text:style-name="T2">P3131</text:span><text:span text:style-name="T1">, оценка </text:span><text:span text:style-name="T2"><text:tab/></text:span></text:p>
      <text:p text:style-name="P5" loext:marker-style-name="T1"><text:span text:style-name="T9"><text:tab/>Фамилия И.О. студента<text:tab/>не заполнять</text:span><text:span text:style-name="T9"/></text:p>
      <text:p text:style-name="P6" loext:marker-style-name="T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Table_20_Contents"><text:span text:style-name="T3">Название статьи/главы книги/видеолекции</text:span></text:p>
            <text:p text:style-name="P7" loext:marker-style-name="T1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3"><text:span text:style-name="T10">ФИО автора статьи (или </text:span><text:span text:style-name="T11">e</text:span><text:span text:style-name="T10">-</text:span><text:span text:style-name="T11">mail</text:span><text:span text:style-name="T10">)</text:span></text:p>
            <text:p text:style-name="P13"/>
          </table:table-cell>
          <table:table-cell table:style-name="Table1.A2" office:value-type="string">
            <text:p text:style-name="P11" loext:marker-style-name="T1"><text:span text:style-name="T3">Дата публикации</text:span><text:span text:style-name="T3"/></text:p>
            <text:p text:style-name="P11" loext:marker-style-name="T1"><text:span text:style-name="T3">(не старше 2020 года)</text:span><text:span text:style-name="T3"/></text:p>
            <text:p text:style-name="P11"><text:span text:style-name="T4"><text:s/>"xx</text:span><text:span text:style-name="T1">" месяца </text:span>202x<text:span text:style-name="T1"> г.</text:span></text:p>
          </table:table-cell>
          <table:table-cell table:style-name="Table1.C2" office:value-type="string">
            <text:p text:style-name="P11" loext:marker-style-name="T1"><text:span text:style-name="T3">Размер статьи</text:span><text:span text:style-name="T3"/></text:p>
            <text:p text:style-name="P11" loext:marker-style-name="T1"><text:span text:style-name="T3">(от 400 слов)</text:span><text:span text:style-name="T3"/></text:p>
            <text:p text:style-name="P11" loext:marker-style-name="T1"><text:span text:style-name="T1">xxx</text:span><text:span text:style-name="T1"/></text:p>
          </table:table-cell>
        </table:table-row>
        <table:table-row table:style-name="Table1.3">
          <table:table-cell table:style-name="Table1.A3" table:number-columns-spanned="3" office:value-type="string">
            <text:p text:style-name="Table_20_Contents" loext:marker-style-name="T1"><text:span text:style-name="T3">Прямая полная ссылка на источник или сокращённая ссылка (</text:span><text:span text:style-name="T10">bit</text:span><text:span text:style-name="T3">.</text:span><text:span text:style-name="T10">ly</text:span><text:span text:style-name="T3">, </text:span><text:span text:style-name="T10">tr</text:span><text:span text:style-name="T3">.</text:span><text:span text:style-name="T10">im</text:span><text:span text:style-name="T3"> и т. п.)</text:span></text:p>
            <text:p text:style-name="Table_20_Contents" loext:marker-style-name="T1"><text:span text:style-name="T5"><text:s/></text:span><text:span text:style-name="T5"/></text:p>
          </table:table-cell>
          <table:covered-table-cell/>
          <table:covered-table-cell/>
        </table:table-row>
        <table:table-row table:style-name="Table1.4">
          <table:table-cell table:style-name="Table1.A3" table:number-columns-spanned="3" office:value-type="string">
            <text:p text:style-name="Table_20_Contents"><text:span text:style-name="T3">Теги, ключевые слова или словосочетания</text:span></text:p>
            <text:p text:style-name="Table_20_Contents"/>
          </table:table-cell>
          <table:covered-table-cell/>
          <table:covered-table-cell/>
        </table:table-row>
        <table:table-row table:style-name="Table1.5">
          <table:table-cell table:style-name="Table1.A3" table:number-columns-spanned="3" office:value-type="string">
            <text:p text:style-name="Table_20_Contents" loext:marker-style-name="T1"><text:span text:style-name="T3">Перечень фактов, упомянутых в статье (минимум три пункта)</text:span><text:span text:style-name="T3"/></text:p>
            <text:p text:style-name="Table_20_Contents"><text:span text:style-name="T4">1.</text:span></text:p>
            <text:p text:style-name="Table_20_Contents" loext:marker-style-name="T1"><text:span text:style-name="T1">2.</text:span><text:span text:style-name="T1"/></text:p>
            <text:p text:style-name="Table_20_Contents" loext:marker-style-name="T1"><text:span text:style-name="T1">3.</text:span><text:span text:style-name="T1"/></text:p>
          </table:table-cell>
          <table:covered-table-cell/>
          <table:covered-table-cell/>
        </table:table-row>
        <table:table-row table:style-name="Table1.6">
          <table:table-cell table:style-name="Table1.A6" table:number-columns-spanned="3" office:value-type="string">
            <text:p text:style-name="Table_20_Contents" loext:marker-style-name="T1"><text:span text:style-name="T3">Позитивные следствия и/или достоинства описанной в статье технологии (минимум три пункта)</text:span><text:span text:style-name="T3"/></text:p>
            <text:list text:style-name="WWNum1">
              <text:list-item>
                <text:p text:style-name="P8" loext:marker-style-name="T1"/>
              </text:list-item>
              <text:list-item>
                <text:p text:style-name="P8" loext:marker-style-name="T1"/>
              </text:list-item>
              <text:list-item>
                <text:p text:style-name="P8" loext:marker-style-name="T1"/>
              </text:list-item>
            </text:list>
          </table:table-cell>
          <table:covered-table-cell/>
          <table:covered-table-cell/>
        </table:table-row>
        <table:table-row table:style-name="Table1.7">
          <table:table-cell table:style-name="Table1.A7" table:number-columns-spanned="3" office:value-type="string">
            <text:p text:style-name="Table_20_Contents" loext:marker-style-name="T1"><text:span text:style-name="T3">Негативные следствия и/или недостатки описанной в статье технологии (минимум три пункта)</text:span><text:span text:style-name="T3"/></text:p>
            <text:list text:style-name="WWNum2">
              <text:list-item>
                <text:p text:style-name="P9" loext:marker-style-name="T1"/>
              </text:list-item>
              <text:list-item>
                <text:p text:style-name="P10" loext:marker-style-name="T1"/>
              </text:list-item>
              <text:list-item>
                <text:p text:style-name="P12" loext:marker-style-name="T1"><text:span text:style-name="T1"><text:s/></text:span><text:span text:style-name="T1"/></text:p>
              </text:list-item>
            </text:list>
          </table:table-cell>
          <table:covered-table-cell/>
          <table:covered-table-cell/>
        </table:table-row>
        <table:table-row table:style-name="Table1.8">
          <table:table-cell table:style-name="Table1.A7" table:number-columns-spanned="3" office:value-type="string">
            <text:p text:style-name="Table_20_Contents" loext:marker-style-name="T1"><text:span text:style-name="T3">Ваши замечания, пожелания преподавателю </text:span><text:span text:style-name="T6">или</text:span><text:span text:style-name="T3"> анекдот о программистах</text:span></text:p>
            <text:p text:style-name="P7" loext:marker-style-name="T1"/>
          </table:table-cell>
          <table:covered-table-cell/>
          <table:covered-table-cell/>
        </table:table-row>
      </table:table>
      <text:p text:style-name="P2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roman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 Cyr" svg:font-family="'Times New Roman Cyr'" style:font-family-generic="roman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Заголовок1" style:next-style-name="Text_20_body_20__28_WW_29_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1" style:display-name="Heading 1" style:family="paragraph" style:parent-style-name="Заголовок1" style:next-style-name="Text_20_body_20__28_WW_29_" style:default-outline-level="1" style:list-style-name="" style:class="text"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Заголовок1" style:next-style-name="Text_20_body_20__28_WW_29_" style:default-outline-level="2" style:list-style-name="" style:class="text">
      <style:paragraph-properties fo:margin-top="0.353cm" fo:margin-bottom="0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Заголовок1" style:next-style-name="Text_20_body_20__28_WW_29_" style:default-outline-level="3" style:list-style-name="" style:class="text">
      <style:paragraph-properties fo:margin-top="0.247cm" fo:margin-bottom="0cm" style:contextual-spacing="false"/>
      <style:text-properties fo:font-weight="bold" style:font-weight-asian="bold" style:font-weight-complex="bold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font-size="12pt" fo:language="en" fo:country="US" style:letter-kerning="true" style:font-name-asian="Andale Sans UI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12cm" style:contextual-spacing="false"/>
    </style:style>
    <style:style style:name="Заголовок1" style:family="paragraph" style:parent-style-name="Standard" style:next-style-name="Text_20_body_20__28_WW_29_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Arial Unicode MS" style:font-family-complex="'Arial Unicode MS'" style:font-family-generic-complex="system" style:font-pitch-complex="variable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Название_20_объекта1" style:display-name="Название объекта1" style:family="paragraph" style:parent-style-name="Standard_20__28_WW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21cm" style:contextual-spacing="false" fo:orphans="2" fo:widows="2" style:vertical-align="auto"/>
      <style:text-properties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/>
    </style:style>
    <style:style style:name="Subtitle" style:family="paragraph" style:parent-style-name="Заголовок1" style:next-style-name="Text_20_body_20__28_WW_29_" style:class="chapter">
      <style:paragraph-properties fo:margin-top="0.106cm" fo:margin-bottom="0cm" style:contextual-spacing="false" fo:text-align="center" style:justify-single-word="false"/>
      <style:text-properties fo:font-size="18pt" style:font-size-asian="18pt" style:font-size-complex="18pt"/>
    </style:style>
    <style:style style:name="Footnote_20__28_WW_29_" style:display-name="Footnote (WW)" style:family="paragraph" style:parent-style-name="Standard_20__28_WW_29_">
      <style:paragraph-properties fo:margin-left="0.598cm" fo:text-indent="-0.598cm" style:auto-text-indent="false" text:number-lines="false" text:line-number="0"/>
      <style:text-properties fo:font-size="10pt" style:font-size-asian="10pt" style:font-size-complex="10pt"/>
    </style:style>
    <style:style style:name="Обычная_20_таблица1" style:display-name="Обычная таблица1" style:family="paragraph">
      <style:paragraph-properties fo:margin-top="0cm" fo:margin-bottom="0cm" style:contextual-spacing="false" fo:text-align="start" style:justify-single-word="false" fo:orphans="2" fo:widows="2" style:vertical-align="auto" style:writing-mode="lr-tb"/>
      <style:text-properties fo:language="en" fo:country="US" style:font-name-asian="Andale Sans UI" style:font-family-asian="'Andale Sans UI'" style:font-family-generic-asian="system" style:font-pitch-asian="variable" style:language-asian="en" style:country-asian="US"/>
    </style:style>
    <style:style style:name="Default_20_Paragraph_20_Font_20__28_WW_29_" style:display-name="Default Paragraph Font (WW)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_20__28_WW_29_" style:display-name="Footnote Symbol (WW)" style:family="text">
      <style:text-properties style:text-position="super 58%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_20__28_WW_29_" style:display-name="Endnote Symbol (WW)" style:family="text"/>
    <style:style style:name="Internet_20_link_20__28_WW_29_" style:display-name="Internet link (WW)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79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Sosnin</meta:initial-creator>
    <dc:creator>Тимошкин Роман Вячеславович</dc:creator>
    <meta:editing-cycles>2</meta:editing-cycles>
    <meta:print-date>1899-12-31T21:00:00</meta:print-date>
    <meta:creation-date>2023-09-16T15:24:00</meta:creation-date>
    <dc:date>2023-09-16T15:24:00</dc:date>
    <meta:editing-duration>P0D</meta:editing-duration>
    <meta:generator>LibreOffice/7.6.1.2$Linux_X86_64 LibreOffice_project/60$Build-2</meta:generator>
    <meta:document-statistic meta:table-count="1" meta:image-count="0" meta:object-count="0" meta:page-count="1" meta:paragraph-count="29" meta:word-count="129" meta:character-count="970" meta:non-whitespace-character-count="795"/>
    <meta:user-defined meta:name="AppVersion">16.0000</meta:user-defined>
    <meta:user-defined meta:name="Info 1"/>
    <meta:user-defined meta:name="Info 2"/>
    <meta:user-defined meta:name="Info 3"/>
    <meta:user-defined meta:name="Info 4" meta:value-type="string"/>
    <meta:template xlink:type="simple" xlink:actuate="onRequest" xlink:title="Normal" xlink:href=""/>
  </office:meta>
</office:document-meta>
</file>